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</office:automatic-styles>
  <office:body>
    <office:text text:use-soft-page-breaks="true">
      <text:p text:style-name="P1">Logindb.php</text:p>
      <text:p text:style-name="Standard"><text:s text:c="4"/></text:p>
      <text:p text:style-name="Standard"/>
      <text:p text:style-name="Standard"/>
      <text:p text:style-name="Standard">&lt;?php</text:p>
      <text:p text:style-name="Standard">$server = "localhost";</text:p>
      <text:p text:style-name="Standard">$suname = "phpmyadmin";</text:p>
      <text:p text:style-name="Standard">$spassword = "accioubuntu";</text:p>
      <text:p text:style-name="Standard">$database = "anu";</text:p>
      <text:p text:style-name="Standard">$username = $_POST["email"];</text:p>
      <text:p text:style-name="Standard">$password = $_POST["password"];</text:p>
      <text:p text:style-name="Standard">$connect = new mysqli($server, $suname, $spassword, $database);</text:p>
      <text:p text:style-name="Standard">if ($connect-&gt;connect_error) {</text:p>
      <text:p text:style-name="Standard"><text:s text:c="4"/>echo "Connection error";</text:p>
      <text:p text:style-name="Standard">} else {</text:p>
      <text:p text:style-name="Standard"><text:s text:c="4"/>$sql = "SELECT email,password FROM login WHERE email='$username'";</text:p>
      <text:p text:style-name="Standard"><text:s text:c="4"/>$output = $connect-&gt;query($sql);</text:p>
      <text:p text:style-name="Standard"><text:s text:c="4"/>if ($output<text:s/>=== false) {</text:p>
      <text:p text:style-name="Standard"><text:s text:c="8"/>echo "SQL error";</text:p>
      <text:p text:style-name="Standard"><text:s text:c="4"/>} else {</text:p>
      <text:p text:style-name="Standard"><text:s text:c="8"/>while ($row = $output-&gt;fetch_assoc()) {</text:p>
      <text:p text:style-name="Standard"><text:s text:c="12"/>if ($password === $row["password"]) {</text:p>
      <text:p text:style-name="Standard"/>
      <text:p text:style-name="Standard"><text:s text:c="16"/>echo "Login Success ";</text:p>
      <text:p text:style-name="Standard"><text:s text:c="16"/>?&gt;</text:p>
      <text:p text:style-name="Standard"><text:s text:c="16"/>&lt;a href="http://m.facebook.com"&gt;my facebook&lt;/a&gt;</text:p>
      <text:p text:style-name="Standard"><text:s text:c="16"/>&lt;?php</text:p>
      <text:p text:style-name="Standard"><text:s text:c="16"/>header('location: survey.php');</text:p>
      <text:p text:style-name="Standard"/>
      <text:p text:style-name="Standard"><text:s text:c="12"/>} else {</text:p>
      <text:p text:style-name="Standard"><text:s text:c="16"/>echo "Login Failed,Wrong Password";</text:p>
      <text:p text:style-name="Standard"/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>login.html</text:p>
      <text:p text:style-name="Standard"/>
      <text:p text:style-name="Standard"/>
      <text:p text:style-name="Standard"/>
      <text:p text:style-name="Standard">&lt;html&gt;</text:p>
      <text:p text:style-name="Standard">&lt;style&gt;</text:p>
      <text:p text:style-name="P2"/>
      <text:p text:style-name="Standard">body {</text:p>
      <text:p text:style-name="Standard">height: 100vh;</text:p>
      <text:p text:style-name="Standard">text-align: center;</text:p>
      <text:p text:style-name="Standard">}</text:p>
      <text:p text:style-name="Standard"/>
      <text:soft-page-break/>
      <text:p text:style-name="Standard">* {</text:p>
      <text:p text:style-name="Standard"><text:s text:c="8"/>padding: 0px;</text:p>
      <text:p text:style-name="Standard"><text:s text:c="8"/>margin: 0px auto;</text:p>
      <text:p text:style-name="Standard">}</text:p>
      <text:p text:style-name="Standard"/>
      <text:p text:style-name="Standard">.form-container {</text:p>
      <text:p text:style-name="Standard"><text:s text:c="8"/>text-align: center;</text:p>
      <text:p text:style-name="Standard"><text:s text:c="8"/>position: relative;</text:p>
      <text:p text:style-name="Standard">}</text:p>
      <text:p text:style-name="Standard"/>
      <text:p text:style-name="Standard">form {</text:p>
      <text:p text:style-name="Standard"><text:s text:c="8"/>position: absolute;</text:p>
      <text:p text:style-name="Standard"><text:s text:c="8"/>left: 50%;</text:p>
      <text:p text:style-name="Standard"><text:s text:c="8"/>top: 50%;</text:p>
      <text:p text:style-name="Standard"><text:s text:c="8"/>transform: translate(-50%,<text:s/>-50%);</text:p>
      <text:p text:style-name="Standard">}</text:p>
      <text:p text:style-name="Standard"/>
      <text:p text:style-name="Standard">&lt;/style&gt;</text:p>
      <text:p text:style-name="Standard">&lt;body bgcolor="#FFFFFF"&gt;</text:p>
      <text:p text:style-name="Standard">&lt;div style = "background-color:#333333; color:#FFFFFF; height: 100%" class="form-container"&gt;</text:p>
      <text:p text:style-name="Standard">&lt;center&gt;&lt;h1&gt;SignIn&lt;/h1&gt;&lt;/center&gt;</text:p>
      <text:p text:style-name="Standard">&lt;form action="logindb.php" method="POST"&gt;</text:p>
      <text:p text:style-name="Standard"><text:s text:c="4"/>&lt;center&gt;&lt;label&gt;Email&lt;/label&gt;</text:p>
      <text:p text:style-name="Standard"><text:s text:c="4"/>&lt;input<text:s/>type="text" name="email"&gt;</text:p>
      <text:p text:style-name="Standard"><text:s text:c="4"/>&lt;br&gt;</text:p>
      <text:p text:style-name="Standard"><text:s text:c="4"/>&lt;br&gt;</text:p>
      <text:p text:style-name="Standard"><text:s text:c="4"/>&lt;label&gt;Password&lt;/label&gt;</text:p>
      <text:p text:style-name="Standard"><text:s text:c="4"/>&lt;input type="password"<text:s/>name="password"&gt;</text:p>
      <text:p text:style-name="Standard"><text:s text:c="4"/>&lt;br&gt;</text:p>
      <text:p text:style-name="Standard"><text:s text:c="4"/>&lt;br&gt;</text:p>
      <text:p text:style-name="Standard"><text:s text:c="4"/>&lt;button type="submit"&gt;Submit&lt;/button&gt;&lt;/center&gt;</text:p>
      <text:p text:style-name="Standard">&lt;/form&gt;</text:p>
      <text:p text:style-name="Standard">&lt;/div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>signup.php</text:p>
      <text:p text:style-name="Standard"/>
      <text:p text:style-name="Standard"/>
      <text:p text:style-name="Standard"/>
      <text:p text:style-name="Standard">&lt;html&gt;</text:p>
      <text:p text:style-name="Standard">&lt;style&gt;</text:p>
      <text:p text:style-name="Standard"/>
      <text:p text:style-name="Standard">body {</text:p>
      <text:p text:style-name="Standard">height: 100vh;</text:p>
      <text:p text:style-name="Standard">text-align: center;</text:p>
      <text:p text:style-name="Standard">}</text:p>
      <text:p text:style-name="Standard"/>
      <text:p text:style-name="Standard">* {</text:p>
      <text:p text:style-name="Standard"><text:s text:c="8"/>padding: 0px;</text:p>
      <text:soft-page-break/>
      <text:p text:style-name="Standard"><text:s text:c="8"/>margin: 0px auto;</text:p>
      <text:p text:style-name="Standard">}</text:p>
      <text:p text:style-name="Standard"/>
      <text:p text:style-name="Standard">.form-container {</text:p>
      <text:p text:style-name="Standard"><text:s text:c="8"/>text-align: center;</text:p>
      <text:p text:style-name="Standard"><text:s text:c="8"/>position: relative;</text:p>
      <text:p text:style-name="Standard">}</text:p>
      <text:p text:style-name="Standard"/>
      <text:p text:style-name="Standard">form {</text:p>
      <text:p text:style-name="Standard"><text:s text:c="8"/>position: absolute;</text:p>
      <text:p text:style-name="Standard"><text:s text:c="8"/>left: 50%;</text:p>
      <text:p text:style-name="Standard"><text:s text:c="8"/>top: 50%;</text:p>
      <text:p text:style-name="Standard"><text:s text:c="8"/>transform: translate(-50%, -50%);</text:p>
      <text:p text:style-name="Standard">}</text:p>
      <text:p text:style-name="Standard"/>
      <text:p text:style-name="Standard">&lt;/style&gt;</text:p>
      <text:p text:style-name="Standard">&lt;body bgcolor="#FFFFFF"&gt;</text:p>
      <text:p text:style-name="Standard">&lt;div style = "background-color:#333333; color:#FFFFFF; height: 100%" class="form-container"&gt;</text:p>
      <text:p text:style-name="Standard">&lt;center&gt;&lt;h1&gt;SignIn&lt;/h1&gt;&lt;/center&gt;</text:p>
      <text:p text:style-name="Standard">&lt;form action="logindb.php" method="POST"&gt;</text:p>
      <text:p text:style-name="Standard"><text:s text:c="4"/>&lt;center&gt;&lt;label&gt;Email&lt;/label&gt;</text:p>
      <text:p text:style-name="Standard"><text:s text:c="4"/>&lt;input type="text"<text:s/>name="email"&gt;</text:p>
      <text:p text:style-name="Standard"><text:s text:c="4"/>&lt;br&gt;</text:p>
      <text:p text:style-name="Standard"><text:s text:c="4"/>&lt;br&gt;</text:p>
      <text:p text:style-name="Standard"><text:s text:c="4"/>&lt;label&gt;Password&lt;/label&gt;</text:p>
      <text:p text:style-name="Standard"><text:s text:c="4"/>&lt;input type="password" name="password"&gt;</text:p>
      <text:p text:style-name="Standard"><text:s text:c="4"/>&lt;br&gt;</text:p>
      <text:p text:style-name="Standard"><text:s text:c="4"/>&lt;br&gt;</text:p>
      <text:p text:style-name="Standard"><text:s text:c="4"/>&lt;button type="submit"&gt;Submit&lt;/button&gt;&lt;/center&gt;</text:p>
      <text:p text:style-name="Standard">&lt;/form&gt;</text:p>
      <text:p text:style-name="Standard">&lt;/div&gt;</text:p>
      <text:p text:style-name="Standard">&lt;/body&gt;</text:p>
      <text:p text:style-name="Standard">&lt;/html&gt;</text:p>
      <text:p text:style-name="Standard"/>
      <text:p text:style-name="Standard">&lt;?php</text:p>
      <text:p text:style-name="Standard">$server = "localhost";</text:p>
      <text:p text:style-name="Standard">$suname = "phpmyadmin";</text:p>
      <text:p text:style-name="Standard">$spassword = "accioubuntu";</text:p>
      <text:p text:style-name="Standard">$database = "anu";</text:p>
      <text:p text:style-name="Standard">$email = $_POST["email"];</text:p>
      <text:p text:style-name="Standard">$password = $_POST["password"];</text:p>
      <text:p text:style-name="Standard">$connect = new mysqli($server, $suname, $spassword, $database);</text:p>
      <text:p text:style-name="Standard">if ($connect-&gt;connect_error) {</text:p>
      <text:p text:style-name="Standard"><text:s text:c="4"/>die("Connection Error" . $connect-&gt;connect_error);</text:p>
      <text:p text:style-name="Standard">} else {</text:p>
      <text:p text:style-name="Standard"><text:s text:c="4"/>$sql = "INSERT into login(email,password) VALUES('$email','$password') WHERE email &lt;&gt; $email";</text:p>
      <text:p text:style-name="Standard"><text:s text:c="4"/>if ($connect-&gt;query($sql) === true) {</text:p>
      <text:p text:style-name="Standard"><text:s text:c="8"/>echo "Success";</text:p>
      <text:p text:style-name="Standard"><text:s text:c="7"/>header("Location:/login.html");</text:p>
      <text:p text:style-name="Standard"><text:s text:c="4"/>} else {</text:p>
      <text:p text:style-name="Standard"><text:s text:c="8"/>echo "Failure";</text:p>
      <text:soft-page-break/>
      <text:p text:style-name="Standard"><text:s text:c="4"/>}</text:p>
      <text:p text:style-name="Standard">}</text:p>
      <text:p text:style-name="Standard">$connect-&gt;close()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9-05-09T13:19:00Z</meta:creation-date>
    <dc:date>2019-05-09T13:19:00Z</dc:date>
    <meta:template xlink:href="Normal" xlink:type="simple"/>
    <meta:editing-cycles>2</meta:editing-cycles>
    <meta:editing-duration>PT0S</meta:editing-duration>
    <meta:document-statistic meta:page-count="4" meta:paragraph-count="6" meta:word-count="455" meta:character-count="3047" meta:row-count="21" meta:non-whitespace-character-count="2598"/>
  </office:meta>
</office:document-meta>
</file>